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margin-bottom="0.1666in"/>
    </style:style>
    <style:style style:name="T2" style:parent-style-name="DefaultParagraphFont" style:family="text">
      <style:text-properties fo:font-style="italic" style:font-style-asian="italic"/>
    </style:style>
    <style:style style:name="P3" style:parent-style-name="Normal" style:family="paragraph">
      <style:paragraph-properties fo:margin-bottom="0.1666in"/>
    </style:style>
    <style:style style:name="T4" style:parent-style-name="DefaultParagraphFont" style:family="text">
      <style:text-properties fo:font-style="italic" style:font-style-asian="italic"/>
    </style:style>
    <style:style style:name="T5" style:parent-style-name="DefaultParagraphFont" style:family="text">
      <style:text-properties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style="italic" style:font-style-asian="italic"/>
    </style:style>
    <style:style style:name="T8" style:parent-style-name="DefaultParagraphFont" style:family="text">
      <style:text-properties fo:color="#000000"/>
    </style:style>
    <style:style style:name="T9" style:parent-style-name="DefaultParagraphFont" style:family="text">
      <style:text-properties fo:color="#000000"/>
    </style:style>
    <style:style style:name="T10" style:parent-style-name="DefaultParagraphFont" style:family="text">
      <style:text-properties fo:color="#FF0000"/>
    </style:style>
    <style:style style:name="T11" style:parent-style-name="DefaultParagraphFont" style:family="text">
      <style:text-properties fo:color="#000000"/>
    </style:style>
    <style:style style:name="P12" style:parent-style-name="Normal" style:family="paragraph">
      <style:paragraph-properties fo:margin-bottom="0.1666in"/>
    </style:style>
    <style:style style:name="T13" style:parent-style-name="DefaultParagraphFont" style:family="text">
      <style:text-properties fo:color="#000000"/>
    </style:style>
    <style:style style:name="T14" style:parent-style-name="DefaultParagraphFont" style:family="text">
      <style:text-properties fo:font-style="italic" style:font-style-asian="italic"/>
    </style:style>
    <style:style style:name="T15" style:parent-style-name="DefaultParagraphFont" style:family="text">
      <style:text-properties fo:font-style="italic" style:font-style-asian="italic"/>
    </style:style>
    <style:style style:name="T16" style:parent-style-name="DefaultParagraphFont" style:family="text">
      <style:text-properties fo:color="#000000"/>
    </style:style>
    <style:style style:name="T17" style:parent-style-name="DefaultParagraphFont" style:family="text">
      <style:text-properties fo:color="#FF0000"/>
    </style:style>
    <style:style style:name="T18" style:parent-style-name="DefaultParagraphFont" style:family="text">
      <style:text-properties fo:font-style="italic" style:font-style-asian="italic"/>
    </style:style>
    <style:style style:name="T19" style:parent-style-name="DefaultParagraphFont" style:family="text">
      <style:text-properties fo:font-style="italic" style:font-style-asian="italic"/>
    </style:style>
    <style:style style:name="T20" style:parent-style-name="DefaultParagraphFont" style:family="text">
      <style:text-properties fo:color="#000000"/>
    </style:style>
    <style:style style:name="T21" style:parent-style-name="DefaultParagraphFont" style:family="text">
      <style:text-properties fo:font-style="italic" style:font-style-asian="italic"/>
    </style:style>
  </office:automatic-styles>
  <office:body>
    <office:text text:use-soft-page-breaks="true">
      <text:p text:style-name="P1"><text:tab/>Since childhood Aaron Z has had an undeniable passion for discovery, creativity, and sound. Manifest as a love of composing, his jazz-rooted compositions incorporate a myriad of sounds, combining elements of World Music<text:span text:style-name="T2">,<text:s/></text:span>Classical, Rock, and Pop, in coherent, fascinating and beautiful ways. Performing these compositions, Aaron delivers the ultimate expression of his passion, emotion and joy.<text:s/></text:p>
      <text:p text:style-name="P3"><text:tab/>His first contact with jazz came<text:s/><text:span text:style-name="T4">early</text:span><text:s/>in life - records such as Miles Davis'<text:s/><text:span text:style-name="T5">Kind of Blue,<text:s/></text:span>Herbie Hancock's<text:s/><text:span text:style-name="T6">Dis Is da Drum,<text:s/></text:span>and the Shuffle Demons<text:s/><text:span text:style-name="T7">Streetnix<text:s/></text:span>were frequently heard at home. P<text:span text:style-name="T8">laying sax in his highschool jazz band</text:span><text:s/>he discovered the incredible freedom in jazz music - through melodic improvisation and a boundless pallet of harmonic colours. Aaron went on to study jazz performance at Toronto's York University, where his primary influence was Canadian saxophonist Mike Murley. Studying with Murley<text:s/><text:span text:style-name="T9">instilled in him</text:span><text:span text:style-name="T10"><text:s/></text:span>a high regard for melody and lyricism in his improvisation and composition. While at York he also studied with saxophonist Kelly Jefferson, trumpeter Kevin Turcotte, and guitarist Lorne Lofsky. Aaron's love of composition and harmony drew him to the piano as his main<text:s/><text:span text:style-name="T11">musical voice</text:span>, and he has taken lessons with award-winning pianist and composer Adrean Farrugia.<text:s/></text:p>
      <text:p text:style-name="P12"><text:tab/>He draws inspiration<text:s/><text:span text:style-name="T13">not only from those great pianists that have influenced generations before him, such as Keith Jarrett, Herbie Hancock, and Brad Mehldau; but also from the you</text:span>nger generation of pianists including Robert Glasper, Kris Bowers and Gerald Clayton. His compositions incorporate unique combinations of rhythm, harmony and melody, influenced by the late Esbjorn Svensson Trio, Kurt Rosenwinkel, Avashai Cohen, and many others. The Aaron Z trio frequently debuts his compositions at Hamilton's<text:s/><text:span text:style-name="T14">Artword Artbar.<text:s/></text:span>His trio<text:span text:style-name="T15"><text:s/></text:span>features local musicians including Joel Haynes, Ken McDonald, Joel Banks and Jim Slominski. His<text:s/><text:span text:style-name="T16">piano/bass</text:span><text:span text:style-name="T17"><text:s/></text:span>duo<text:s/><text:span text:style-name="T18">Dually Noted</text:span><text:s/>has a Saturday residence at<text:s/><text:span text:style-name="T19">The Host<text:s/></text:span>restaurant in Port Dalhousie<text:s/><text:span text:style-name="T20">going on four</text:span><text:s/>years, <text:s/>and was voted Niagara's jazz group of the year for 2013. In early 2014 Aaron was excited and honored to be a part of the emerging artist series at Toronto's<text:s/><text:span text:style-name="T21">Jazz Bistr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Aaron Z</meta:initial-creator>
    <dc:creator>Aaron Z</dc:creator>
    <meta:creation-date>2014-07-22T16:54:00Z</meta:creation-date>
    <dc:date>2014-11-10T19:17:00Z</dc:date>
    <meta:template xlink:href="Normal" xlink:type="simple"/>
    <meta:editing-cycles>4</meta:editing-cycles>
    <meta:editing-duration>PT3184320S</meta:editing-duration>
    <meta:document-statistic meta:page-count="1" meta:paragraph-count="4" meta:word-count="329" meta:character-count="2205" meta:row-count="15" meta:non-whitespace-character-count="1880"/>
  </office:meta>
</office:document-meta>
</file>